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800000"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fo:color="#800000" fo:font-size="13pt" style:text-underline-style="none" fo:font-weight="bold" style:font-size-asian="13pt" style:font-weight-asian="bold" style:font-size-complex="13pt" style:font-weight-complex="bold"/>
    </style:style>
    <style:style style:name="P3"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4"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fo:color="#000000"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list-style-name="L1">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2">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list-style-name="L3">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4">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5">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8">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9">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text-properties fo:color="#000000"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7"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8" style:family="paragraph" style:parent-style-name="Standard" style:list-style-name="L6">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Standard" style:list-style-name="L7">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20" style:family="paragraph" style:parent-style-name="Standard" style:list-style-name="L9">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21" style:family="paragraph" style:parent-style-name="Standard">
      <style:text-properties fo:color="#000000"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color="#000000"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çais :</text:p>
      <text:p text:style-name="P1"/>
      <text:p text:style-name="P2"><text:tab/><text:tab/><text:tab/><text:tab/><text:tab/><text:span text:style-name="T1">DANS MA MAISON</text:span></text:p>
      <text:p text:style-name="P8"/>
      <text:p text:style-name="P4">I – Histoire de l'habitat</text:p>
      <text:p text:style-name="P4"/>
      <text:list xml:id="list3834063323390740766" text:style-name="L1">
        <text:list-item>
          <text:p text:style-name="P9">Son évolution</text:p>
        </text:list-item>
      </text:list>
      <text:p text:style-name="P3"/>
      <text:p text:style-name="P3"><text:tab/><text:span text:style-name="T2">À l'origine la maison est un lieu où l'on séjourne temporairement. Le terme <text:tab/>vient du latin « Mansio », qui signifie là où l'on passe, où l'on s'installe <text:tab/>provisoirement. Pour confirmer cela il existe des lieux collectifs et partagés <text:tab/>qui montrent une installation temporaire. C'est le cas de la maison des jeunes, <text:tab/>maison de convalescence, maison d'arrêt...</text:span></text:p>
      <text:p text:style-name="P7"><text:tab/>Les 1ers hommes étaient des chasseurs cueilleurs, étaient nomades et leur <text:tab/>habitat était mobile. Ils construisaient des cabanes rondes car c'est la forme de <text:tab/>la nature en branchages, peau de bêtes... qu'ils installaient à l'entrée des <text:tab/>grottes. À partir du Néolithique, les hommes se sédentarisent, ils créent <text:tab/>l'agriculture et l'élevage. Les 1ères villes apparaissent au Moyen Orient en <text:tab/>Mésopotamie entre le Tigre et l'Euphrate. Les maisons sont carrés ou <text:tab/>rectangulaires et les maisons des plus riches possèdent déjà un système d'eau <text:tab/>courante. Villes continuent de se développer avec Égyptiens, Grecques et <text:tab/>Romaines qui succèdent au mésopotamiens.</text:p>
      <text:p text:style-name="P7"><text:tab/>Ex : maison Romaine → Domus (maison des riches romains)</text:p>
      <text:p text:style-name="P7"><text:tab/> <text:s text:c="6"/><text:tab/><text:tab/><text:tab/><text:tab/>Insulae, construite en torchis (maison des gens <text:tab/><text:tab/><text:tab/><text:tab/><text:tab/><text:tab/>modestes)</text:p>
      <text:p text:style-name="P7"><text:tab/>Gaulois vivaient d'abord dans des huttes puis on fait des maisons carrés avec <text:tab/>juste une porte.</text:p>
      <text:p text:style-name="P7"/>
      <text:p text:style-name="P7"><text:tab/>À l'Antiquité succède le Moyen Âge, pendant cette période les maisons ont <text:tab/>dites « pour rien ». Les châteaux forts sont aussi en bois au début mais quand <text:tab/>même défensifs, puis ensuite en pierre. Les habitants construiront leurs <text:tab/>maisons à l'intérieur des remparts.</text:p>
      <text:p text:style-name="P7"/>
      <text:p text:style-name="P7"><text:tab/>Fin du Moyen Âge qu'on appelle ma Renaissance (retour à l'Antiquité) est une <text:tab/>période de calme, les <text:tab/>villes vont s'ouvrir. Apparition de fenêtres à Meneaux <text:tab/>(fenêtres avec une croix <text:tab/>en pierre).</text:p>
      <text:p text:style-name="P7"/>
      <text:p text:style-name="P7"><text:tab/>XIXème siècle = révolution industrielle, transformation des villes.</text:p>
      <text:p text:style-name="P7"><text:tab/>Création de ponts, aqueducs, grande gare avec des dômes.</text:p>
      <text:p text:style-name="P7"><text:tab/>Baron Hausmann va moderniser Paris, créer de grand boulevard et les <text:tab/>immeubles Hausmannien.</text:p>
      <text:p text:style-name="P7"><text:tab/>Émile Zola évoque dans son roman « Pot bouille » la répartition sociale à <text:tab/>l'intérieur des immeubles Hausmannien.</text:p>
      <text:p text:style-name="P7"/>
      <text:p text:style-name="P7"><text:tab/>XXème siècle voit la naissance des grands ensemble : tours, barres.</text:p>
      <text:p text:style-name="P7"><text:soft-page-break/><text:tab/>En particulier après 1962, fin de la guerre d'Algérie, rapatriés d'Algérie (les <text:tab/>pieds noirs). Siècle marqué également par la construction de la maison <text:tab/>individuelle avec le triomphe des lotissements.</text:p>
      <text:p text:style-name="P7"/>
      <text:list xml:id="list6940440209837712875" text:style-name="L2">
        <text:list-item>
          <text:p text:style-name="P10">Les fonctions de la maison</text:p>
        </text:list-item>
      </text:list>
      <text:p text:style-name="P5"/>
      <text:p text:style-name="P3"><text:span text:style-name="T3"><text:tab/></text:span><text:span text:style-name="T2">Psychiatre : Alberto Eiguer </text:span></text:p>
      <text:p text:style-name="P7"><text:tab/>Psychanalyste : François Vigouroux</text:p>
      <text:p text:style-name="P7"><text:tab/>Le 1er à écrit « L'inconscient de la maison » et le second « L'âme de la <text:tab/>maison » qui sont tout deux des essaies. Dans ces essaies, les auteurs <text:tab/>expliquent que la maison est comme le corps, elle a différentes fonctions et ça <text:tab/>1ère fonction comme celle du corps est la protection.</text:p>
      <text:p text:style-name="P7"><text:tab/>2<text:span text:style-name="T4">nd</text:span> fonction de la maison est l'identification qui est un fort attachement à sa <text:tab/>maison. On en prend conscience le plus souvent lorsqu'on est obligé de la <text:tab/>quitter (Orelsan, la terre est ronde). C'est aussi le cas de Joachim Du Bellay <text:tab/>qui dans « Les Regrets » un recueil dans un poème nommé « Heureux qui <text:tab/>comme Ulysse ». Il exprime la nostalgie du pays natal, le Val de loire. Il <text:tab/>compare Rome et Angers, également sa maison au palais, la Loire au Tibre et <text:tab/>le mont Palatin à Liré.</text:p>
      <text:p text:style-name="P7"><text:tab/>La maison permet aussi de s'exprimer, elle a une fonction créatrice. Le <text:tab/>philosophe Alberto Eiguer a écrit un essai qui s'intitule « Votre maison vous <text:tab/>révèle » où il explique que notre maison révèle notre intimité profonde, notre <text:tab/>personnalité. Et François Vigouroux dans « L'âme des maisons », il reprend la <text:tab/>thèse de Freud, il exprime que la maison reprend notre moi profond. Ce qui <text:tab/>signifie que ce nous faisons dans notre maison est parfois inconscient (ex : <text:tab/>décorer maison). ← Témoigne de l'engouement des français pour le bricolage.</text:p>
      <text:p text:style-name="P7"><text:tab/>89% des français s'investissent dans leur maison et pour 10% c'est un moyen <text:tab/>de montrer son niveau social. Quant aux adolescents ils se désintéressent de la <text:tab/>maison.</text:p>
      <text:p text:style-name="P7"><text:tab/>Au XIXè siècle les personnages de romans réalistes semblent façonné par leurs <text:tab/>maisons et réciproquement ces personnages crées leur maison à leur image.</text:p>
      <text:p text:style-name="P7"><text:tab/>Emile Zola, Balzac... ils utilisent la description de la maison pour montrer la <text:tab/>personnalité de leurs personnages. Réalisme nait dans la 2ème moitié du XIXè <text:tab/>siècle et qui s'attache à décrire la réalité. Émile Zola fait même du <text:tab/>naturalisme. Ce mouvement suit le Romantisme qui se développe au début du <text:tab/>XIXè siècle. Romantisme = expression des états d'âmes. C'est à partir de leur <text:tab/>cadre qu'on connaît les personnages, c'est le cas du roman « Le père Goriot » <text:tab/>qui débute par la description de la pension vauquer où loge le père Goriot.</text:p>
      <text:p text:style-name="P7"><text:tab/>On va supposer que ce personnage est modeste voir pauvre alors qu'en réalité <text:tab/>il a été riche et ses 2 filles l'ont ruiné.</text:p>
      <text:p text:style-name="P7"><text:tab/>Dernière fonction = continuité historique. C'est le cas quand plusieurs <text:tab/>génération habite une maison ou qu'elles se sont succéder. Chanson de <text:tab/>Benabar « 4 murs et un toit » raconte l'histoire d'une famille qui achète une <text:tab/>maison, met au monde des enfants qui s'élèvent dans cette maison puis partent.</text:p>
      <text:p text:style-name="P7"><text:tab/>Dans son roman « la maison », Henry Bordeaux décrit la maison de son <text:soft-page-break/><text:tab/>enfance où plusieurs générations se sont succédées, il explique qu'à tout âge <text:tab/>on parle de sa maison d'enfance en utilisant l'article défini « la ».</text:p>
      <text:p text:style-name="P7"/>
      <text:list xml:id="list544805744847172411" text:style-name="L3">
        <text:list-item>
          <text:p text:style-name="P11">La maison un refuge vraiment ?</text:p>
        </text:list-item>
      </text:list>
      <text:p text:style-name="P7"/>
      <text:p text:style-name="P7"><text:tab/>Certains sont excessifs comme les Hikikomori, ils s'enferment dans leur <text:tab/>maison. Ceci s'explique par la peur de l'extérieur mais aussi par l'attachement <text:s/><text:tab/>à leur maison. Syndrome de la cabane. Tanguy d'étienne chatiliez, c'est un <text:tab/>jeune homme <text:s/>(âgé avec doctorat ...) et il vit toujours chez ses parents. <text:tab/>Certaines maisons ce révèle être un cauchemar. Metallica, Welcome Home. <text:tab/>Certaines maisons sont aussi victimes de catastrophes climatiques (Vallée de <text:tab/>la Roya). La maison peut être dangereuse pour les femmes et les enfants <text:tab/>(femmes mortes sous les coups de leur mair psk elles voulaient les quitter, 10% <text:tab/>des enfants disent qu'ils ont été victimes de mauvais traitement pendant leur <text:tab/>enfance). Hervé Bazin, « Vipère au poing » raconte la cruauté de sa mère avec <text:tab/>ses trois fils. Le conte « Barbe bleue » de Charles Perrault traite de <text:tab/>femminicide qui raconte l'histoire d'un homme riche, laid, gros. Plusieurs de <text:tab/>ses femmes ont disparu, ils décident de se remarier. Une semaine après le <text:tab/>mariage il part en lui laissant les clés en lui disant tu peux ouvrir toutes les <text:tab/>portes sauf celle-ci et en l'ouvrant elle découvre les corps des autres femmes <text:tab/>du conte. Certaines maisons dégagent une impression malsaine angoissante, <text:tab/>« Shining » de Stephen King où le personnage devient fou dans cette maison <text:tab/>maléfique. « Subprime », gens obligés à quitter leurs maisons.</text:p>
      <text:p text:style-name="P7"/>
      <text:p text:style-name="P6">II – Des maisons collectives et communautaires</text:p>
      <text:p text:style-name="P6"/>
      <text:list xml:id="list5376230229830657734" text:style-name="L4">
        <text:list-item>
          <text:p text:style-name="P12">ddddd</text:p>
        </text:list-item>
      </text:list>
      <text:p text:style-name="P5"/>
      <text:p text:style-name="P5"><text:tab/><text:span text:style-name="T2">La quête de la sphère idéale remonte à l'Antiquité, notamment République de <text:tab/>Platon qui traite de la démocratie dans la cité. Au XVIè siècle Thomas More <text:tab/>écrit un ouvrage : Utopia (=Nul part). Il évoque une cité idéale sur une île ou <text:tab/>tt l'monde est égaux, l'argent a disparu et tt les mœurs sont libres. Il exprime <text:tab/>d'une façon détournée une critique vis à vis du pouvoir en place, un peu <text:tab/>comme LaFontaine avec les fables. Roi Henri VIII qui a fait décapité 2 de c <text:tab/>femmes. Thomas More était conseiller d'Henri VIII, il a pas été inquiété par <text:tab/>son livre car le roi ne le pensait pas possible, trop idéalisé. Par contre Henri <text:tab/>VIII a voulu se séparer d'une de ses épouses pour en épouser une autre. Il a <text:tab/>fait appel au Pape qui a refusé. Il a donc décider de rompre le catholiscisme et <text:tab/>forme sa propre religion l'anglicanisme pour pouvoir divorcer car chef de <text:tab/>l'église anglicane. Thomas More décapité car opposé au divorce du roi et au <text:tab/>fait qu'il s'est éloigné de la Papauté et du catholiscisme pour devenir lui même <text:tab/>chef d'une religion pour pouvoir divorcer.</text:span></text:p>
      <text:p text:style-name="P5"><text:span text:style-name="T2"><text:tab/>Pendant tt le XIXè siècle, cette idée d'utopie était très prisé à travers le <text:tab/>socialisme qu'on a appelé utopiste représenté par Charles Fourier et Robert <text:tab/>Owen. Charles Fourier va créer des phalanstères, communauté composé de </text:span><text:soft-page-break/><text:span text:style-name="T2"><text:tab/>travailleurs qui travaillent ensemble et vivent ensemble dans une totale égalité.</text:span></text:p>
      <text:p text:style-name="P7"><text:tab/>L'industriel André Godin qui a fait fortune dans ls poêle à bois, a décidé de <text:tab/>créer le Familistère de Guise (Nord Fr).</text:p>
      <text:p text:style-name="P7"/>
      <text:p text:style-name="P7"/>
      <text:p text:style-name="P5"><text:span text:style-name="T2"><text:s text:c="5"/></text:span>2. Un urbanisme rationnel avec Le Corbusier</text:p>
      <text:p text:style-name="P7"><text:tab/></text:p>
      <text:p text:style-name="P7"><text:tab/>Le Corbusier a construit des immeubles, des églises, maison d'habitation... <text:tab/>dans le monde entier. Les immeubles ont été construit dans le contexte de <text:tab/>l'après 2ème guerre mondiale ( c.a.d pénurie de logement). Il écrit un ouvrage, <text:tab/>un essai « Vers une architecture », il explique les principes de son <text:tab/>architecture. Les apparts sont qualifiés d'unité d'habitation, les couloirs sont <text:tab/>des rues où l'ont trouve différents services (alimentation, garderie et <text:tab/>différentes associations). Des appartements en duplex lumineux. Il utilise un <text:tab/>étalon qu'il appelle « Le modulor ». Toit terrasse avec école. Construit sur <text:tab/>pillotis.</text:p>
      <text:p text:style-name="P5"/>
      <text:p text:style-name="P5"/>
      <text:p text:style-name="P5"><text:s text:c="5"/>3. Une expérience collective : les castors</text:p>
      <text:p text:style-name="P7"/>
      <text:p text:style-name="P7"><text:tab/>Association créée après 2<text:span text:style-name="T4">nd</text:span> guerre mondiale dans région de Bordeaux où le <text:tab/>principe étaient que chacun devait construire collectivement la maison des <text:tab/>autres.</text:p>
      <text:p text:style-name="P7"><text:tab/>150 membres, ils ont construit 150 maisons en 3ans. Les membres de cette <text:tab/>association étaient d'origine modeste et pouvaient pas construire leur maison <text:tab/>autrement. Il y a ensuite eu des castors dans toutes la France.</text:p>
      <text:p text:style-name="P7"/>
      <text:p text:style-name="P6">III – La maison des hommes et <text:s/>des femmes célèbres</text:p>
      <text:p text:style-name="P6"/>
      <text:p text:style-name="P5"><text:s text:c="6"/><text:span text:style-name="T2">À toutes les époques des personnalités ont dédié leur maison à l'art et à la <text:s text:c="10"/>beauté. Ce sont en générale des maisons d'architectes qui possèdent un label créé en 2011 et qui se nomme « maison de illustres » et qui indique les maisons les plus intéressantes à visiter car la plupart sont devenues des musées.</text:span></text:p>
      <text:p text:style-name="P6"/>
      <text:list xml:id="list4736913547263226557" text:style-name="L5">
        <text:list-item>
          <text:list>
            <text:list-item>
              <text:p text:style-name="P13">La maison des peintres</text:p>
            </text:list-item>
          </text:list>
        </text:list-item>
      </text:list>
      <text:p text:style-name="P5"/>
      <text:p text:style-name="P5"><text:tab/> <text:s text:c="4"/><text:span text:style-name="T2">La Maison de Claude Monet à Giverny, il est le chef de file de <text:tab/> <text:s/><text:tab/><text:tab/>l'impressionisme. C'est le nom de son tableau « Impression au soleil levant » <text:tab/>qui à donné son nom au mouvement. Ils peignent des paysages (par touche). <text:tab/>C'est un mouvement à la limite du la figuratif et l'abstraction. Ce mouvement <text:tab/>est né lors du développement de la photo, et les peintres ont pensé qu'is <text:tab/>représenteraient moins bien la réalité que la photo et ils ont voulu plutôt <text:tab/>exprimer leur ressenti. Il a créé 2 jardins, devant la maison et l'autre à une <text:tab/>dizaine de mètres. Créer « Les Nymphéas », sont but étaient d'avoir des <text:tab/>modèles chez lui et a donc peint des séries (même tableau à plusieurs moments </text:span><text:soft-page-break/><text:span text:style-name="T2"><text:tab/>de la journée et plusieurs saisons).</text:span></text:p>
      <text:p text:style-name="P7"/>
      <text:p text:style-name="P7"><text:tab/>Vincent Van Gogh, peintre du XIXè hollandais. Peint sa chambre et « La <text:tab/>maison jaune » à Arles. Artiste incompris.</text:p>
      <text:p text:style-name="P7"/>
      <text:p text:style-name="P7"><text:tab/>Maison de Frida Khalo au Mexique. Peinture qualifié naïve et est <text:tab/>essentiellement des autos-portraits. Ex : « La colonne brisée », « auto-portrait <text:tab/>au collier d'épines ».</text:p>
      <text:p text:style-name="P7"/>
      <text:p text:style-name="P7"><text:tab/>Maison de Dali à Barcelone. Peintre surréaliste. Ex : tableau → « Persistance <text:tab/>de la mémoire »</text:p>
      <text:p text:style-name="P7"/>
      <text:p text:style-name="P7"><text:tab/>À toutes les époques les peintres ses ont intéressés aux intérieurs des <text:tab/>habitations.</text:p>
      <text:list xml:id="list8816876544183623733" text:style-name="L6">
        <text:list-header>
          <text:p text:style-name="P18"/>
        </text:list-header>
      </text:list>
      <text:p text:style-name="P7"><text:span text:style-name="T3"/></text:p>
      <text:p text:style-name="P21"><text:tab/>(Voir parties 2 et 3 dans doc de lucas)</text:p>
      <text:p text:style-name="P21"/>
      <text:p text:style-name="P21"/>
      <text:p text:style-name="P6">IV – La maison ojd et dans le futur</text:p>
      <text:p text:style-name="P6"/>
      <text:list xml:id="list5306093551934570799" text:style-name="L9">
        <text:list-item>
          <text:p text:style-name="P15">Le constat</text:p>
          <text:p text:style-name="P20">Il s'agit de la nécessaire décontenance des maisons individuelles. Pour les architectes la maison est coupable de nos problèmes écologiques, sols ont dû être artificialisés, nombreux déplacements entre l'écoles, lieux de loisirs etc..</text:p>
          <text:p text:style-name="P20">La maison avec jardin reste la référence pour tous. Pourtant en raisons des enjeux environnementaux et des migrations de populations il sera nécessaire de s'adapter. La population mondiale va augmenter à 10Ma d'individu et on att 140Mi de migrants d'ici 2050 (en particulier pour raisons climatiques).</text:p>
          <text:p text:style-name="P20"><text:s/></text:p>
        </text:list-item>
        <text:list-item>
          <text:p text:style-name="P20"><text:span text:style-name="T3">Pb de logements</text:span> </text:p>
          <text:p text:style-name="P20">Liés à la pauvreté, au manque d'espace dans les villes, spéculation immobilière... Conduit à une réflexion, prise de conscience et une des olutions proposées est l'habitat participatif. En particulier les éco quartiers (quartiers urbains écologiques où habitants partagent un certains nb de tâches et les pièces communes, qui sont laveries, chambres d'amis, pièces pour manger ou rdv...).</text:p>
          <text:p text:style-name="P20">Ex : éco-quartier Crêt de Roc à Saint-Étienne</text:p>
          <text:p text:style-name="P20"/>
        </text:list-item>
        <text:list-item>
          <text:p text:style-name="P15">Les maison passives et actives</text:p>
          <text:p text:style-name="P20">Maisons autonomes bonnes orientations au Sud, isolation extérieur, volets orientables, puit canadien, utilisation domotique, productions électricité grâce aux panneaux photovoltaîques</text:p>
          <text:p text:style-name="P20"/>
        </text:list-item>
        <text:list-item>
          <text:p text:style-name="P15">Maisons du futur</text:p>
          <text:p text:style-name="P20"><text:soft-page-break/>One-57 à Manathan, immeuble de 300m et compte 92 appartements (trouver infos)</text:p>
          <text:p text:style-name="P20">L'Earthscrapper à Mexico</text:p>
          <text:p text:style-name="P20">Maison flottante</text:p>
          <text:p text:style-name="P20">Le dome space</text:p>
          <text:p text:style-name="P20">Maison container</text:p>
          <text:p text:style-name="P20">Maison enroulé structure fibre de carbone et plastique</text:p>
          <text:p text:style-name="P20">Maison imprimable 3D, béton jsp quoi en 24h et seulement 4000€</text:p>
          <text:p text:style-name="P20"/>
        </text:list-item>
      </text:list>
      <text:list xml:id="list2504576847288000166" text:style-name="L8">
        <text:list-header>
          <text:p text:style-name="P14"/>
        </text:list-header>
      </text:list>
      <text:list xml:id="list250198448257290429" text:style-name="L7">
        <text:list-item>
          <text:list>
            <text:list-item>
              <text:list>
                <text:list-header>
                  <text:p text:style-name="P19"><text:span text:style-name="T3"/></text:p>
                </text:list-header>
              </text:list>
            </text:list-item>
          </text:list>
        </text:list-item>
      </text:list>
      <text:p text:style-name="P7"><text:ta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2-01-18T15:15:39</meta:creation-date>
    <dc:date>2022-03-29T09:11:46</dc:date>
    <dc:creator>Jordan </dc:creator>
    <meta:editing-duration>PT5H42M55S</meta:editing-duration>
    <meta:editing-cycles>10</meta:editing-cycles>
    <meta:generator>OpenOffice/4.1.7$Unix OpenOffice.org_project/417m1$Build-9800</meta:generator>
    <meta:document-statistic meta:table-count="0" meta:image-count="0" meta:object-count="0" meta:page-count="6" meta:paragraph-count="70" meta:word-count="2037" meta:character-count="12475"/>
  </office:meta>
</office:document-meta>
</file>